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500000198D69305EB4503B749.png" manifest:media-type="image/png"/>
  <manifest:file-entry manifest:full-path="Pictures/100000000000029100000275FB4FC9520F7F4946.png" manifest:media-type="image/png"/>
  <manifest:file-entry manifest:full-path="Pictures/100000000000026F000001FBA99BB6B8B49E1B69.png" manifest:media-type="image/png"/>
  <manifest:file-entry manifest:full-path="Pictures/10000000000002590000016E24389DE59EE9948A.png" manifest:media-type="image/png"/>
  <manifest:file-entry manifest:full-path="Pictures/100000000000046E000001CCF76FE4B0B21FEB9B.png" manifest:media-type="image/png"/>
  <manifest:file-entry manifest:full-path="Pictures/100000000000034F00000209A370CCEB8F02F4D3.png" manifest:media-type="image/png"/>
  <manifest:file-entry manifest:full-path="Pictures/1000000000000284000001CDE90CDEE3385A858E.png" manifest:media-type="image/png"/>
  <manifest:file-entry manifest:full-path="Pictures/10000000000005490000028F54184613173A036E.png" manifest:media-type="image/png"/>
  <manifest:file-entry manifest:full-path="Pictures/100000000000036C000001F50178B3F73FD5AF05.png" manifest:media-type="image/png"/>
  <manifest:file-entry manifest:full-path="Pictures/100000000000047B0000028C630423ADB5378ADF.png" manifest:media-type="image/png"/>
  <manifest:file-entry manifest:full-path="Pictures/10000000000004DE0000034C4B48E235305A01D6.png" manifest:media-type="image/png"/>
  <manifest:file-entry manifest:full-path="Pictures/10000000000002E50000023091CEB11892107729.png" manifest:media-type="image/png"/>
  <manifest:file-entry manifest:full-path="Pictures/1000000000000433000002362170BDA30424AA44.png" manifest:media-type="image/png"/>
  <manifest:file-entry manifest:full-path="Pictures/10000000000003CB000002C82748BA1074519EC6.png" manifest:media-type="image/png"/>
  <manifest:file-entry manifest:full-path="Pictures/100000000000035B0000023F2E6AF28036722EA6.png" manifest:media-type="image/png"/>
  <manifest:file-entry manifest:full-path="Pictures/1000000000000537000002B725D68244A92C82C1.png" manifest:media-type="image/png"/>
  <manifest:file-entry manifest:full-path="Pictures/10000000000004DE000002AA68EB2349A934BC5B.png" manifest:media-type="image/png"/>
  <manifest:file-entry manifest:full-path="Pictures/1000000000000393000001DB7D0D0A918B864A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4.625cm" svg:height="9.906cm" svg:x="0cm" svg:y="0cm">
          <draw:image xlink:href="Pictures/10000000000004DE0000034C4B48E235305A01D6.png" xlink:type="simple" xlink:show="embed" xlink:actuate="onLoad">
            <text:p/>
          </draw:image>
        </draw:frame>
        <draw:frame draw:style-name="gr3" draw:text-style-name="P3" draw:layer="layout" svg:width="14.473cm" svg:height="8.277cm" svg:x="12.451cm" svg:y="11.027cm">
          <draw:image xlink:href="Pictures/100000000000036C000001F50178B3F73FD5AF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16.518cm" svg:height="9.041cm" svg:x="0.254cm" svg:y="0.103cm">
          <draw:image xlink:href="Pictures/10000000000004DE000002AA68EB2349A934BC5B.png" xlink:type="simple" xlink:show="embed" xlink:actuate="onLoad">
            <text:p/>
          </draw:image>
        </draw:frame>
        <draw:frame draw:style-name="gr3" draw:text-style-name="P3" draw:layer="layout" svg:width="19.17cm" svg:height="10.896cm" svg:x="8.516cm" svg:y="9.906cm">
          <draw:image xlink:href="Pictures/100000000000047B0000028C630423ADB5378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8.869cm" svg:height="5.937cm" svg:x="0.168cm" svg:y="0.159cm">
          <draw:image xlink:href="Pictures/100000000000035B0000023F2E6AF28036722EA6.png" xlink:type="simple" xlink:show="embed" xlink:actuate="onLoad">
            <text:p/>
          </draw:image>
        </draw:frame>
        <draw:frame draw:style-name="gr3" draw:text-style-name="P3" draw:layer="layout" svg:width="8.192cm" svg:height="6.191cm" svg:x="9.144cm" svg:y="0.159cm">
          <draw:image xlink:href="Pictures/10000000000002E50000023091CEB11892107729.png" xlink:type="simple" xlink:show="embed" xlink:actuate="onLoad">
            <text:p/>
          </draw:image>
        </draw:frame>
        <draw:frame draw:style-name="gr3" draw:text-style-name="P3" draw:layer="layout" svg:width="10.046cm" svg:height="7.366cm" svg:x="17.64cm" svg:y="0.254cm">
          <draw:image xlink:href="Pictures/10000000000003CB000002C82748BA1074519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7.952cm" svg:height="9.346cm" svg:x="0cm" svg:y="0.052cm">
          <draw:image xlink:href="Pictures/1000000000000537000002B725D68244A92C82C1.png" xlink:type="simple" xlink:show="embed" xlink:actuate="onLoad">
            <text:p/>
          </draw:image>
        </draw:frame>
        <draw:frame draw:style-name="gr2" draw:text-style-name="P2" draw:layer="layout" svg:width="22.564cm" svg:height="10.922cm" svg:x="2.286cm" svg:y="9.398cm">
          <draw:image xlink:href="Pictures/10000000000005490000028F54184613173A03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4.208cm" svg:height="12.567cm" svg:x="1.446cm" svg:y="4.064cm">
          <draw:image xlink:href="Pictures/1000000000000393000001DB7D0D0A918B864A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6.896cm" svg:height="4.936cm" svg:x="9.618cm" svg:y="0.398cm">
          <draw:image xlink:href="Pictures/1000000000000284000001CDE90CDEE3385A858E.png" xlink:type="simple" xlink:show="embed" xlink:actuate="onLoad">
            <text:p/>
          </draw:image>
        </draw:frame>
        <draw:frame draw:style-name="gr2" draw:text-style-name="P2" draw:layer="layout" svg:width="8.259cm" svg:height="5.08cm" svg:x="0.254cm" svg:y="0.254cm">
          <draw:image xlink:href="Pictures/100000000000034F00000209A370CCEB8F02F4D3.png" xlink:type="simple" xlink:show="embed" xlink:actuate="onLoad">
            <text:p/>
          </draw:image>
        </draw:frame>
        <draw:frame draw:style-name="gr3" draw:text-style-name="P3" draw:layer="layout" svg:width="11cm" svg:height="4.462cm" svg:x="0.43cm" svg:y="5.389cm">
          <draw:image xlink:href="Pictures/100000000000046E000001CCF76FE4B0B21FEB9B.png" xlink:type="simple" xlink:show="embed" xlink:actuate="onLoad">
            <text:p/>
          </draw:image>
        </draw:frame>
        <draw:frame draw:style-name="gr3" draw:text-style-name="P3" draw:layer="layout" svg:width="9.796cm" svg:height="5.966cm" svg:x="11.54cm" svg:y="5.464cm">
          <draw:image xlink:href="Pictures/10000000000002590000016E24389DE59EE994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8.063cm" svg:height="6.561cm" svg:x="0cm" svg:y="0.043cm">
          <draw:image xlink:href="Pictures/100000000000026F000001FBA99BB6B8B49E1B69.png" xlink:type="simple" xlink:show="embed" xlink:actuate="onLoad">
            <text:p/>
          </draw:image>
        </draw:frame>
        <draw:frame draw:style-name="gr3" draw:text-style-name="P3" draw:layer="layout" svg:width="7.743cm" svg:height="7.413cm" svg:x="8.259cm" svg:y="0cm">
          <draw:image xlink:href="Pictures/100000000000029100000275FB4FC9520F7F4946.png" xlink:type="simple" xlink:show="embed" xlink:actuate="onLoad">
            <text:p/>
          </draw:image>
        </draw:frame>
        <draw:frame draw:style-name="gr3" draw:text-style-name="P3" draw:layer="layout" svg:width="7.862cm" svg:height="5.842cm" svg:x="17.284cm" svg:y="0.508cm">
          <draw:image xlink:href="Pictures/100000000000022500000198D69305EB4503B749.png" xlink:type="simple" xlink:show="embed" xlink:actuate="onLoad">
            <text:p/>
          </draw:image>
        </draw:frame>
        <draw:frame draw:style-name="gr3" draw:text-style-name="P3" draw:layer="layout" svg:width="24.451cm" svg:height="12.872cm" svg:x="1.457cm" svg:y="7.62cm">
          <draw:image xlink:href="Pictures/1000000000000433000002362170BDA30424AA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2:47:24.954473821</meta:creation-date>
    <dc:date>2018-11-09T07:37:30.867270510</dc:date>
    <meta:editing-duration>P3DT2H59M19S</meta:editing-duration>
    <meta:editing-cycles>10</meta:editing-cycles>
    <meta:generator>LibreOffice/5.1.6.2$Linux_X86_64 LibreOffice_project/10m0$Build-2</meta:generator>
    <meta:document-statistic meta:object-count="59"/>
  </office:meta>
</office:document-meta>
</file>